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serif"/>
    <style:font-face style:name="PT Mono" svg:font-family="'PT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1cba98"/>
    </style:style>
    <style:style style:name="P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480df"/>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1cba98" officeooo:paragraph-rsid="001cba98"/>
    </style:style>
    <style:style style:name="P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1cba98" officeooo:paragraph-rsid="001db425"/>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1db425" officeooo:paragraph-rsid="001db425"/>
    </style:style>
    <style:style style:name="P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3300" style:font-name="Ubuntu" fo:font-size="13.5pt" fo:letter-spacing="normal" fo:font-style="normal" fo:font-weight="normal" officeooo:rsid="001cba98" officeooo:paragraph-rsid="001cba98"/>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3300" style:font-name="Ubuntu" fo:font-size="13.5pt" fo:letter-spacing="normal" fo:font-style="normal" fo:font-weight="normal" officeooo:rsid="001cba98" officeooo:paragraph-rsid="001db425"/>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331a" style:font-name="Ubuntu" officeooo:rsid="00209226" officeooo:paragraph-rsid="00209226"/>
    </style:style>
    <style:style style:name="P1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3300" officeooo:paragraph-rsid="002480df"/>
    </style:style>
    <style:style style:name="P12"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color="#330033" style:font-name="Ubuntu" fo:font-weight="bold" officeooo:paragraph-rsid="002480df" fo:padding="0cm" fo:border="none"/>
    </style:style>
    <style:style style:name="P13" style:family="paragraph" style:parent-style-name="Text_20_body">
      <style:paragraph-properties fo:margin-left="0cm" fo:margin-right="0cm" fo:text-indent="0cm" style:auto-text-indent="false" fo:padding="0cm" fo:border="none"/>
    </style:style>
    <style:style style:name="P14" style:family="paragraph" style:parent-style-name="Text_20_body">
      <style:paragraph-properties fo:margin-left="0.397cm" fo:margin-right="0cm" fo:margin-top="0cm" fo:margin-bottom="0cm" style:contextual-spacing="false" fo:line-height="135%" fo:text-indent="0cm" style:auto-text-indent="false"/>
    </style:style>
    <style:style style:name="P15" style:family="paragraph" style:parent-style-name="Preformatted_20_Text">
      <style:paragraph-properties fo:margin-top="0cm" fo:margin-bottom="0cm" style:contextual-spacing="false" fo:line-height="135%" fo:padding="0cm" fo:border="none"/>
      <style:text-properties fo:color="#330033" style:font-name="Ubuntu" fo:font-size="13pt" style:font-size-asian="13pt" style:font-size-complex="13pt"/>
    </style:style>
    <style:style style:name="P1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331a" style:font-name="Ubuntu" fo:font-size="13.5pt" fo:letter-spacing="normal" fo:font-style="normal" fo:font-weight="normal" officeooo:rsid="00222d85" officeooo:paragraph-rsid="00222d85"/>
    </style:style>
    <style:style style:name="P1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3300" style:font-name="Ubuntu" fo:font-size="13.5pt" fo:letter-spacing="normal" fo:font-style="normal" fo:font-weight="normal" officeooo:rsid="001cba98" officeooo:paragraph-rsid="0026c723"/>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6c723"/>
    </style:style>
    <style:style style:name="P1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26c723" officeooo:paragraph-rsid="0026c723"/>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rsid="0027116c" officeooo:paragraph-rsid="0027116c"/>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3300" style:font-name="Ubuntu"/>
    </style:style>
    <style:style style:name="P2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3300" style:font-name="Ubuntu" officeooo:paragraph-rsid="0027116c"/>
    </style:style>
    <style:style style:name="P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3300" style:font-name="Ubuntu" officeooo:rsid="0027116c" officeooo:paragraph-rsid="0027116c"/>
    </style:style>
    <style:style style:name="P24" style:family="paragraph" style:parent-style-name="Heading_20_1">
      <style:paragraph-properties fo:margin-left="0cm" fo:margin-right="0cm" fo:margin-top="0cm" fo:margin-bottom="0cm" style:contextual-spacing="false" fo:text-align="justify" style:justify-single-word="false" fo:orphans="2" fo:widows="2" fo:text-indent="0cm" style:auto-text-indent="false" fo:padding="0cm" fo:border="none"/>
      <style:text-properties fo:text-transform="uppercase" fo:color="#330033" style:font-name="Ubuntu" fo:font-size="13.5pt" fo:letter-spacing="normal" fo:font-style="normal" fo:font-weight="bold" fo:padding="0cm" fo:border="none"/>
    </style:style>
    <style:style style:name="T1" style:family="text">
      <style:text-properties fo:font-variant="normal" fo:text-transform="none" fo:color="#330033" style:font-name="Ubuntu" fo:font-size="13.5pt" fo:letter-spacing="normal" fo:font-style="normal" fo:font-weight="bold" fo:padding="0cm" fo:border="none"/>
    </style:style>
    <style:style style:name="T2" style:family="text">
      <style:text-properties fo:font-variant="normal" fo:text-transform="none" fo:color="#330033" style:font-name="Ubuntu" fo:font-size="13.5pt" fo:letter-spacing="normal" fo:font-style="normal" fo:font-weight="normal"/>
    </style:style>
    <style:style style:name="T3" style:family="text">
      <style:text-properties fo:font-variant="normal" fo:text-transform="none" fo:color="#330033" style:font-name="Ubuntu" fo:font-size="13.5pt" fo:letter-spacing="normal" fo:font-style="normal" fo:font-weight="normal" fo:padding="0cm" fo:border="none"/>
    </style:style>
    <style:style style:name="T4" style:family="text">
      <style:text-properties fo:font-variant="normal" fo:text-transform="none" fo:color="#330033" style:font-name="Ubuntu" fo:font-size="13.5pt" fo:letter-spacing="normal" fo:font-style="normal" fo:font-weight="normal" officeooo:rsid="002480df" fo:padding="0cm" fo:border="none"/>
    </style:style>
    <style:style style:name="T5" style:family="text">
      <style:text-properties fo:font-variant="normal" fo:text-transform="none" fo:color="#330033" style:text-line-through-style="none" style:text-line-through-type="none" style:font-name="Ubuntu" fo:font-size="13.5pt" fo:letter-spacing="normal" fo:font-style="normal" style:text-underline-style="none" fo:font-weight="bold" style:text-blinking="false" fo:padding="0cm" fo:border="none"/>
    </style:style>
    <style:style style:name="T6" style:family="text">
      <style:text-properties fo:font-variant="normal" fo:text-transform="none" fo:color="#330033" style:text-line-through-style="none" style:text-line-through-type="none" style:font-name="Ubuntu" fo:font-size="13.5pt" fo:letter-spacing="normal" fo:font-style="normal" style:text-underline-style="none" fo:font-weight="normal" style:text-blinking="false" fo:padding="0cm" fo:border="none"/>
    </style:style>
    <style:style style:name="T7" style:family="text">
      <style:text-properties fo:font-variant="normal" fo:text-transform="none" fo:color="#003300" style:font-name="Ubuntu" fo:font-size="13.5pt" fo:letter-spacing="normal" fo:font-style="normal" fo:font-weight="normal"/>
    </style:style>
    <style:style style:name="T8" style:family="text">
      <style:text-properties fo:font-variant="normal" fo:text-transform="none" fo:color="#003300" style:font-name="Ubuntu" fo:font-size="13.5pt" fo:letter-spacing="normal" fo:font-style="normal" fo:font-weight="normal" officeooo:rsid="001cba98"/>
    </style:style>
    <style:style style:name="T9" style:family="text">
      <style:text-properties fo:font-variant="normal" fo:text-transform="none" fo:color="#003300" style:font-name="Ubuntu" fo:font-size="13.5pt" fo:letter-spacing="normal" fo:font-style="normal" style:text-underline-style="solid" style:text-underline-width="auto" style:text-underline-color="font-color" fo:font-weight="normal"/>
    </style:style>
    <style:style style:name="T10" style:family="text">
      <style:text-properties fo:font-variant="normal" fo:text-transform="none" fo:color="#003300" style:font-name="Ubuntu" fo:font-size="13.5pt" fo:letter-spacing="normal" fo:font-style="normal" style:text-underline-style="solid" style:text-underline-width="auto" style:text-underline-color="font-color" fo:font-weight="normal" officeooo:rsid="001db425"/>
    </style:style>
    <style:style style:name="T11" style:family="text">
      <style:text-properties fo:font-variant="normal" fo:text-transform="none" fo:color="#003300" style:font-name="Ubuntu" fo:font-size="13.5pt" fo:letter-spacing="normal" fo:font-style="normal" fo:font-weight="bold" style:font-weight-asian="bold" style:font-weight-complex="bold"/>
    </style:style>
    <style:style style:name="T12" style:family="text">
      <style:text-properties fo:font-variant="normal" fo:text-transform="none" fo:color="#003300" style:font-name="Ubuntu" fo:font-size="13.5pt" fo:letter-spacing="normal" fo:font-style="normal" fo:font-weight="bold" officeooo:rsid="001cba98" style:font-weight-asian="bold" style:font-weight-complex="bold"/>
    </style:style>
    <style:style style:name="T13" style:family="text">
      <style:text-properties fo:font-variant="normal" fo:text-transform="none" fo:color="#00331a" style:font-name="Ubuntu" fo:font-size="13.5pt" fo:letter-spacing="normal" fo:font-style="normal" fo:font-weight="normal" fo:padding="0cm" fo:border="none"/>
    </style:style>
    <style:style style:name="T14" style:family="text">
      <style:text-properties fo:font-variant="normal" fo:text-transform="none" fo:color="#003333" style:text-line-through-style="none" style:text-line-through-type="none" style:font-name="Ubuntu" fo:font-size="13.5pt" fo:letter-spacing="normal" fo:font-style="normal" style:text-underline-style="none" fo:font-weight="bold" style:text-blinking="false" fo:padding="0cm" fo:border="none"/>
    </style:style>
    <style:style style:name="T15" style:family="text">
      <style:text-properties fo:color="#330033" style:font-name="Ubuntu" fo:font-size="13pt" style:font-size-asian="13pt" style:font-size-complex="13pt"/>
    </style:style>
    <style:style style:name="T16" style:family="text">
      <style:text-properties fo:color="#330033" style:font-name="Ubuntu" fo:font-size="13pt" style:font-size-asian="13pt" style:font-size-complex="13pt" fo:padding="0cm" fo:border="none"/>
    </style:style>
    <style:style style:name="T17" style:family="text">
      <style:text-properties officeooo:rsid="0026c723"/>
    </style:style>
    <style:style style:name="T18" style:family="text">
      <style:text-properties officeooo:rsid="002711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Strong_20_Emphasis"><text:span text:style-name="T1">1. </text:span></text:span><text:span text:style-name="T2">Programa un ejemplo que, dada una variable de tipo cadena con la carta del 4 de corazones, compruebe si es de corazones y además es el número 4. En caso afirmativo, lo imprimimos en la consola. Probamos el mismo programa con el 3 de corazones, y con el rey de corazones. </text:span></text:p>
      <text:p text:style-name="P2"><text:span text:style-name="T2">¿Qué sucede? </text:span><text:span text:style-name="T8"><text:s text:c="4"/>En caso de no haber definido una estructura 'if.....else' la consola no imprime nada, mientras que si se ha definido una estructura 'if....else' la consola imprime lo que se defina tras el else.</text:span></text:p>
      <text:p text:style-name="P2"/>
      <text:p text:style-name="P5"><text:span text:style-name="T11">a) <text:s text:c="4"/></text:span><text:span text:style-name="T7">&lt;script type="text/javascript"&gt;</text:span></text:p>
      <text:p text:style-name="P5"/>
      <text:p text:style-name="P8"><text:s text:c="7"/>var card="4C";</text:p>
      <text:p text:style-name="P8"><text:s text:c="4"/><text:tab/>if (card[1]==="C") {</text:p>
      <text:p text:style-name="P8"><text:tab/><text:tab/>card[0]===4</text:p>
      <text:p text:style-name="P8"><text:tab/>}</text:p>
      <text:p text:style-name="P8"><text:s text:c="6"/>console.log("Es un cuatro de Corazones");</text:p>
      <text:p text:style-name="P8"><text:s text:c="4"/></text:p>
      <text:p text:style-name="P8"><text:s text:c="4"/>&lt;/script&gt;</text:p>
      <text:p text:style-name="P8"/>
      <text:p text:style-name="P7"><text:span text:style-name="T11">b)</text:span><text:span text:style-name="T7"> </text:span><text:span text:style-name="T8">&lt;script type="text/javascript"&gt;</text:span></text:p>
      <text:p text:style-name="P9"/>
      <text:p text:style-name="P6"><text:span text:style-name="T7"><text:s text:c="4"/><text:tab/>var card="</text:span><text:span text:style-name="T10">4</text:span><text:span text:style-name="T9">C</text:span><text:span text:style-name="T7">";</text:span></text:p>
      <text:p text:style-name="P9"/>
      <text:p text:style-name="P9"><text:s text:c="4"/><text:tab/>if ((card[1]==="C")&amp;&amp;(card[0]===4)) {</text:p>
      <text:p text:style-name="P9"><text:s text:c="6"/><text:tab/><text:tab/>console.log("Es un cuatro de Corazones");</text:p>
      <text:p text:style-name="P9"><text:s text:c="4"/><text:tab/>} else {</text:p>
      <text:p text:style-name="P9"><text:s text:c="5"/><text:tab/><text:tab/> console.log("No es un cuatro de Corazones");</text:p>
      <text:p text:style-name="P9"><text:s text:c="4"/><text:tab/>}</text:p>
      <text:p text:style-name="P9"><text:s text:c="4"/>&lt;/script&gt;</text:p>
      <text:p text:style-name="P2"/>
      <text:p text:style-name="P2"/>
      <text:p text:style-name="P2"><text:span text:style-name="T12">c)</text:span><text:span text:style-name="T8"> <text:s text:c="2"/>&lt;script type="text/javascript"&gt;</text:span></text:p>
      <text:p text:style-name="P8"/>
      <text:p text:style-name="P8"><text:s text:c="4"/>var card="3C";</text:p>
      <text:p text:style-name="P8"><text:s text:c="4"/>if ((card[1]==="C")&amp;&amp;(card[0]===4)) {</text:p>
      <text:p text:style-name="P8"><text:s text:c="6"/>console.log("Es un cuatro de Corazones");</text:p>
      <text:p text:style-name="P8"><text:s text:c="4"/>} else {</text:p>
      <text:p text:style-name="P8"><text:s text:c="6"/>console.log("No es un cuatro de Corazones");</text:p>
      <text:p text:style-name="P8"><text:s text:c="4"/>}</text:p>
      <text:p text:style-name="P18"><text:span text:style-name="T8"><text:s text:c="4"/>&lt;/script&gt; <text:s text:c="8"/></text:span></text:p>
      <text:p text:style-name="P17"><text:soft-page-break/><text:s text:c="4"/>var card="<text:span text:style-name="T17">12</text:span>C";</text:p>
      <text:p text:style-name="P17"><text:s text:c="4"/>if ((card[<text:span text:style-name="T17">3</text:span>]==="C")&amp;&amp;(card[<text:span text:style-name="T17">1</text:span>]===<text:span text:style-name="T17">2</text:span>))<text:span text:style-name="T17">&amp;&amp;(card[0]===1)</text:span> {</text:p>
      <text:p text:style-name="P17"><text:s text:c="6"/>console.log("Es un <text:span text:style-name="T17">Rey </text:span>de Corazones");</text:p>
      <text:p text:style-name="P17"><text:s text:c="4"/>} else {</text:p>
      <text:p text:style-name="P17"><text:s text:c="6"/>console.log("No es un <text:span text:style-name="T17">rey</text:span> de Corazones");</text:p>
      <text:p text:style-name="P17"><text:s text:c="4"/>}</text:p>
      <text:p text:style-name="P19"><text:span text:style-name="T8"><text:s text:c="4"/>&lt;/script&gt; <text:s text:c="13"/></text:span></text:p>
      <text:p text:style-name="P19"><text:span text:style-name="T8">e</text:span><text:span text:style-name="T7">n el caso del Rey de corazones o se definen más índices o la posición uno no corresponde a una letra. </text:span></text:p>
      <text:p text:style-name="P18"/>
      <text:p text:style-name="P18"/>
      <text:p text:style-name="P18"><text:span text:style-name="T8"><text:s text:c="21"/></text:span><text:a xlink:type="simple" xlink:href="http://edapty.com/demo-primeros-pasos-javascript/" office:target-frame-name="_blank" xlink:show="new"><text:span text:style-name="Strong_20_Emphasis"><text:span text:style-name="T5">Aquí puedes visualizar la solución</text:span></text:span></text:a></text:p>
      <text:p text:style-name="P1"/>
      <text:p text:style-name="P1"/>
      <text:p text:style-name="P1"><text:span text:style-name="Strong_20_Emphasis"><text:span text:style-name="T1">2. </text:span></text:span><text:span text:style-name="T2">Utiliza un bucle para recorrer todos los años bisiestos anteriores a 2050, e imprímelos en la consola.</text:span></text:p>
      <text:p text:style-name="P10"/>
      <text:p text:style-name="P10">var modulo=2050%4;</text:p>
      <text:p text:style-name="P10"><text:s text:c="8"/>var firstYear= 2050-modulo;</text:p>
      <text:p text:style-name="P10"><text:s text:c="8"/>console.log(firstYear);</text:p>
      <text:p text:style-name="P10"><text:s text:c="8"/>while (firstYear&gt;0) {</text:p>
      <text:p text:style-name="P10"><text:s text:c="10"/>firstYear= firstYear - 4;</text:p>
      <text:p text:style-name="P10"><text:s text:c="10"/>console.log(firstYear);</text:p>
      <text:p text:style-name="P10"><text:s text:c="8"/>}</text:p>
      <text:p text:style-name="P1"/>
      <text:p text:style-name="P1"/>
      <text:p text:style-name="P1"><text:span text:style-name="Strong_20_Emphasis"><text:span text:style-name="T1">3. </text:span></text:span><text:span text:style-name="T2">Utiliza un bucle para recorrer todas las cartas de la baraja, desde el 1 al 12 de cada palo. Imprime en pantalla solamente las cartas rojas que sea múltiplos de 3.</text:span></text:p>
      <text:p text:style-name="P21"/>
      <text:p text:style-name="P22"><text:span text:style-name="T18">var number=0;</text:span></text:p>
      <text:p text:style-name="P23">var diamonds="D";</text:p>
      <text:p text:style-name="P23">var clubs="T";</text:p>
      <text:p text:style-name="P23">var hearts="C";</text:p>
      <text:p text:style-name="P23">var spades="P";</text:p>
      <text:p text:style-name="P23">while (number&lt;12) {</text:p>
      <text:p text:style-name="P23"><text:s text:c="2"/>number = number+1;</text:p>
      <text:p text:style-name="P23"><text:s text:c="2"/>console.log(number+diamonds);</text:p>
      <text:p text:style-name="P23"/>
      <text:p text:style-name="P23">}</text:p>
      <text:p text:style-name="P23">number=0;</text:p>
      <text:p text:style-name="P23">while (number&lt;12) {</text:p>
      <text:p text:style-name="P23"><text:soft-page-break/><text:s text:c="2"/>number= number+1</text:p>
      <text:p text:style-name="P23"><text:s text:c="2"/>console.log(number+clubs);</text:p>
      <text:p text:style-name="P23"/>
      <text:p text:style-name="P23">}</text:p>
      <text:p text:style-name="P23">number=0;</text:p>
      <text:p text:style-name="P23">while (number&lt;12) {</text:p>
      <text:p text:style-name="P23"><text:s text:c="2"/>number=number+1;</text:p>
      <text:p text:style-name="P23"><text:s text:c="2"/>console.log(number+hearts);</text:p>
      <text:p text:style-name="P23"/>
      <text:p text:style-name="P23">}</text:p>
      <text:p text:style-name="P23">number=0;</text:p>
      <text:p text:style-name="P23">while (number&lt;12) {</text:p>
      <text:p text:style-name="P23"><text:s text:c="2"/>number=number+1;</text:p>
      <text:p text:style-name="P23"><text:s text:c="2"/>console.log(number+spades);</text:p>
      <text:p text:style-name="P23">}</text:p>
      <text:p text:style-name="P23">console.log("Segunda parte del ejercicio");</text:p>
      <text:p text:style-name="P23">number=0;</text:p>
      <text:p text:style-name="P23">do {</text:p>
      <text:p text:style-name="P23"><text:s text:c="2"/>number=number+3;</text:p>
      <text:p text:style-name="P23"><text:s text:c="4"/>console.log(number+hearts);</text:p>
      <text:p text:style-name="P23">} while (number&lt;12);</text:p>
      <text:p text:style-name="P23">number=0;</text:p>
      <text:p text:style-name="P23">do {</text:p>
      <text:p text:style-name="P23"><text:s text:c="2"/>number=number+3;</text:p>
      <text:p text:style-name="P23"><text:s text:c="2"/>console.log(number+diamonds);</text:p>
      <text:p text:style-name="P23"/>
      <text:p text:style-name="P23">} while (number&lt;1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text:span text:style-name="T15">Write a loop that makes seven calls to </text:span><text:span text:style-name="Source_20_Text"><text:span text:style-name="T16">console.log</text:span></text:span><text:span text:style-name="T15"> to output the following triangle:</text:span></text:p>
      <text:p text:style-name="P15">#</text:p>
      <text:p text:style-name="P15">##</text:p>
      <text:p text:style-name="P15">###</text:p>
      <text:p text:style-name="P15">####</text:p>
      <text:p text:style-name="P15">#####</text:p>
      <text:p text:style-name="P15">######</text:p>
      <text:p text:style-name="P15">#######</text:p>
      <text:p text:style-name="P13"><text:bookmark text:name="p_hwij+BD/vz"/><text:span text:style-name="T15">It may be useful to know that you can find the length of a string by writing </text:span><text:span text:style-name="Source_20_Text"><text:span text:style-name="T16">length</text:span></text:span><text:span text:style-name="T15">after it.</text:span></text:p>
      <text:p text:style-name="P14"/>
      <text:p text:style-name="P1"/>
      <text:p text:style-name="P16">console.log("Ejercicios del libro");</text:p>
      <text:p text:style-name="P16">var hastag = "#";</text:p>
      <text:p text:style-name="P16">console.log(hastag);</text:p>
      <text:p text:style-name="P16">while(hastag.length&lt;=7){</text:p>
      <text:p text:style-name="P16"><text:s text:c="2"/>hastag= hastag+"#";</text:p>
      <text:p text:style-name="P16"><text:s text:c="2"/>console.log(hastag);</text:p>
      <text:p text:style-name="P16">}</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rriweather" svg:font-family="Merriweather, serif"/>
    <style:font-face style:name="PT Mono" svg:font-family="'PT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9T18:42:15.529186281</meta:creation-date>
    <dc:date>2017-05-01T17:12:56.664431968</dc:date>
    <meta:editing-duration>PT21M33S</meta:editing-duration>
    <meta:editing-cycles>4</meta:editing-cycles>
    <meta:generator>LibreOffice/4.2.8.2$Linux_X86_64 LibreOffice_project/420m0$Build-2</meta:generator>
    <meta:document-statistic meta:table-count="0" meta:image-count="0" meta:object-count="0" meta:page-count="4" meta:paragraph-count="95" meta:word-count="376" meta:character-count="2860" meta:non-whitespace-character-count="2307"/>
  </office:meta>
</office:document-meta>
</file>